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9in"/>
    </style:style>
    <style:style style:name="co3" style:family="table-column">
      <style:table-column-properties fo:break-before="auto" style:column-width="2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ithout 20 adx</text:p>
          </table:table-cell>
          <table:table-cell office:value-type="string" calcext:value-type="string">
            <text:p>With 20 adx </text:p>
          </table:table-cell>
          <table:table-cell office:value-type="string" calcext:value-type="string">
            <text:p>With rsi &gt;40</text:p>
          </table:table-cell>
          <table:table-cell office:value-type="string" calcext:value-type="string">
            <text:p>With rsi &gt;40 and macd &lt;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28</text:p>
          </table:table-cell>
          <table:table-cell office:value-type="string" calcext:value-type="string">
            <text:p>total_transaction <text:s text:c="14"/>19</text:p>
          </table:table-cell>
          <table:table-cell office:value-type="string" calcext:value-type="string">
            <text:p>total_transaction <text:s text:c="14"/>14</text:p>
          </table:table-cell>
          <table:table-cell office:value-type="string" calcext:value-type="string">
            <text:p>total_transaction <text:s text:c="14"/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fit_rate <text:s text:c="20"/>75.00%</text:p>
          </table:table-cell>
          <table:table-cell office:value-type="string" calcext:value-type="string">
            <text:p>profit_rate <text:s text:c="20"/>57.89%</text:p>
          </table:table-cell>
          <table:table-cell office:value-type="string" calcext:value-type="string">
            <text:p>profit_rate <text:s text:c="20"/>57.14%</text:p>
          </table:table-cell>
          <table:table-cell office:value-type="string" calcext:value-type="string">
            <text:p>profit_rate <text:s text:c="20"/>61.54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0.28%</text:p>
          </table:table-cell>
          <table:table-cell office:value-type="string" calcext:value-type="string">
            <text:p>avg_profit_per_transaction <text:s text:c="5"/>1.12%</text:p>
          </table:table-cell>
          <table:table-cell office:value-type="string" calcext:value-type="string">
            <text:p>avg_profit_per_transaction <text:s text:c="5"/>0.90%</text:p>
          </table:table-cell>
          <table:table-cell office:value-type="string" calcext:value-type="string">
            <text:p>avg_profit_per_transaction <text:s text:c="5"/>1.05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28</text:p>
          </table:table-cell>
          <table:table-cell office:value-type="string" calcext:value-type="string">
            <text:p>total_transaction <text:s text:c="14"/>22</text:p>
          </table:table-cell>
          <table:table-cell office:value-type="string" calcext:value-type="string">
            <text:p>total_transaction <text:s text:c="14"/>14</text:p>
          </table:table-cell>
          <table:table-cell office:value-type="string" calcext:value-type="string">
            <text:p>total_transaction <text:s text:c="14"/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fit_rate <text:s text:c="20"/>64.29%</text:p>
          </table:table-cell>
          <table:table-cell office:value-type="string" calcext:value-type="string">
            <text:p>profit_rate <text:s text:c="20"/>50.00%</text:p>
          </table:table-cell>
          <table:table-cell office:value-type="string" calcext:value-type="string">
            <text:p>profit_rate <text:s text:c="20"/>71.43%</text:p>
          </table:table-cell>
          <table:table-cell office:value-type="string" calcext:value-type="string">
            <text:p>profit_rate <text:s text:c="20"/>75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0.27%</text:p>
          </table:table-cell>
          <table:table-cell office:value-type="string" calcext:value-type="string">
            <text:p>avg_profit_per_transaction <text:s text:c="5"/>0.42%</text:p>
          </table:table-cell>
          <table:table-cell office:value-type="string" calcext:value-type="string">
            <text:p>avg_profit_per_transaction <text:s text:c="5"/>1.53%</text:p>
          </table:table-cell>
          <table:table-cell office:value-type="string" calcext:value-type="string">
            <text:p>avg_profit_per_transaction <text:s text:c="5"/>1.9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23</text:p>
          </table:table-cell>
          <table:table-cell office:value-type="string" calcext:value-type="string">
            <text:p>total_transaction <text:s text:c="14"/>14</text:p>
          </table:table-cell>
          <table:table-cell table:number-columns-repeated="2" office:value-type="string" calcext:value-type="string">
            <text:p>total_transaction <text:s text:c="14"/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fit_rate <text:s text:c="20"/>73.91%</text:p>
          </table:table-cell>
          <table:table-cell office:value-type="string" calcext:value-type="string">
            <text:p>profit_rate <text:s text:c="20"/>78.57%</text:p>
          </table:table-cell>
          <table:table-cell table:number-columns-repeated="2" office:value-type="string" calcext:value-type="string">
            <text:p>profit_rate <text:s text:c="20"/>75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0.47%</text:p>
          </table:table-cell>
          <table:table-cell office:value-type="string" calcext:value-type="string">
            <text:p>avg_profit_per_transaction <text:s text:c="5"/>1.64%</text:p>
          </table:table-cell>
          <table:table-cell table:number-columns-repeated="2" office:value-type="string" calcext:value-type="string">
            <text:p>avg_profit_per_transaction <text:s text:c="5"/>1.51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6</text:p>
          </table:table-cell>
          <table:table-cell office:value-type="string" calcext:value-type="string">
            <text:p>total_transaction <text:s text:c="14"/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t_rate <text:s text:c="20"/>66.67%</text:p>
          </table:table-cell>
          <table:table-cell office:value-type="string" calcext:value-type="string">
            <text:p>profit_rate <text:s text:c="20"/>70.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1.12%</text:p>
          </table:table-cell>
          <table:table-cell office:value-type="string" calcext:value-type="string">
            <text:p>avg_profit_per_transaction <text:s text:c="5"/>0.1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8</text:p>
          </table:table-cell>
          <table:table-cell office:value-type="string" calcext:value-type="string">
            <text:p>total_transaction <text:s text:c="14"/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t_rate <text:s text:c="20"/>50.00%</text:p>
          </table:table-cell>
          <table:table-cell office:value-type="string" calcext:value-type="string">
            <text:p>profit_rate <text:s text:c="20"/>80.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-0.43%</text:p>
          </table:table-cell>
          <table:table-cell office:value-type="string" calcext:value-type="string">
            <text:p>avg_profit_per_transaction <text:s text:c="5"/>0.1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8</text:p>
          </table:table-cell>
          <table:table-cell office:value-type="string" calcext:value-type="string">
            <text:p>total_transaction <text:s text:c="14"/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t_rate <text:s text:c="20"/>62.50%</text:p>
          </table:table-cell>
          <table:table-cell office:value-type="string" calcext:value-type="string">
            <text:p>profit_rate <text:s text:c="20"/>83.33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0.61%</text:p>
          </table:table-cell>
          <table:table-cell office:value-type="string" calcext:value-type="string">
            <text:p>avg_profit_per_transaction <text:s text:c="5"/>0.09%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otal_transaction <text:s text:c="14"/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t_rate <text:s text:c="20"/>60.00%</text:p>
          </table:table-cell>
          <table:table-cell office:value-type="string" calcext:value-type="string">
            <text:p>profit_rate <text:s text:c="20"/>80.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0.58%</text:p>
          </table:table-cell>
          <table:table-cell office:value-type="string" calcext:value-type="string">
            <text:p>avg_profit_per_transaction <text:s text:c="5"/>0.23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11</text:p>
          </table:table-cell>
          <table:table-cell office:value-type="string" calcext:value-type="string">
            <text:p>total_transaction <text:s text:c="14"/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t_rate <text:s text:c="20"/>63.64%</text:p>
          </table:table-cell>
          <table:table-cell office:value-type="string" calcext:value-type="string">
            <text:p>profit_rate <text:s text:c="20"/>73.33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0.66%</text:p>
          </table:table-cell>
          <table:table-cell office:value-type="string" calcext:value-type="string">
            <text:p>avg_profit_per_transaction <text:s text:c="5"/>0.13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_transaction <text:s text:c="14"/>11</text:p>
          </table:table-cell>
          <table:table-cell office:value-type="string" calcext:value-type="string">
            <text:p>total_transaction <text:s text:c="14"/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t_rate <text:s text:c="20"/>72.73%</text:p>
          </table:table-cell>
          <table:table-cell office:value-type="string" calcext:value-type="string">
            <text:p>profit_rate <text:s text:c="20"/>75.0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g_profit_per_transaction <text:s text:c="5"/>1.23%</text:p>
          </table:table-cell>
          <table:table-cell office:value-type="string" calcext:value-type="string">
            <text:p>avg_profit_per_transaction <text:s text:c="5"/>0.24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2:51:25.358734093</meta:creation-date>
    <dc:date>2021-05-06T23:53:18.020278492</dc:date>
    <meta:editing-duration>PT1M</meta:editing-duration>
    <meta:editing-cycles>1</meta:editing-cycles>
    <meta:document-statistic meta:table-count="1" meta:cell-count="76" meta:object-count="0"/>
    <meta:generator>LibreOffice/6.4.6.2$Linux_X86_64 LibreOffice_project/40$Build-2</meta:generator>
  </office:meta>
</office:document-meta>
</file>